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end" style:justify-single-word="false"/>
    </style:style>
    <style:style style:name="P2" style:family="paragraph" style:parent-style-name="No_20_Spacing">
      <style:text-properties fo:font-size="12pt" style:font-size-asian="12pt" style:font-size-complex="12pt"/>
    </style:style>
    <style:style style:name="P3" style:family="paragraph" style:parent-style-name="No_20_Spacing">
      <style:paragraph-properties fo:text-align="end" style:justify-single-word="false"/>
      <style:text-properties fo:font-size="12pt" style:font-size-asian="12pt" style:font-size-complex="12pt"/>
    </style:style>
    <style:style style:name="P4" style:family="paragraph" style:parent-style-name="No_20_Spacing" style:master-page-name="Standard">
      <style:paragraph-properties fo:text-align="end" style:justify-single-word="false" style:page-number="auto"/>
    </style:style>
    <style:style style:name="T1" style:family="text">
      <style:text-properties fo:font-size="12pt" style:font-size-asian="12pt" style:font-size-complex="12pt"/>
    </style:style>
    <style:style style:name="T2" style:family="text">
      <style:text-properties fo:font-size="12pt" style:font-size-asian="12pt" style:font-name-complex="Times New Roman"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text:span text:style-name="T1">Rite Aid Store 11636 </text:span></text:p>
      <text:p text:style-name="P1"><text:span text:style-name="T1">5001 Socastee Blvd.</text:span></text:p>
      <text:p text:style-name="P1"><text:span text:style-name="T1">Myrtle Beach, SC 29588</text:span></text:p>
      <text:p text:style-name="P1"><text:span text:style-name="T1">Cell (843) 478-2344</text:span></text:p>
      <text:p text:style-name="P1"><text:span text:style-name="T1">Work (843) 293-6066</text:span></text:p>
      <text:p text:style-name="P1"><text:a xlink:type="simple" xlink:href="mailto:katrinamaroz@yahoo.com" text:style-name="Internet_20_link" text:visited-style-name="Visited_20_Internet_20_Link"><text:span text:style-name="T1">katrinamaroz@yahoo.com</text:span></text:a></text:p>
      <text:p text:style-name="P3"/>
      <text:p text:style-name="P3"/>
      <text:p text:style-name="P1"><text:span text:style-name="T1">March 18, 2018</text:span></text:p>
      <text:p text:style-name="No_20_Spacing"><text:span text:style-name="T1">To whom it may concern, </text:span></text:p>
      <text:p text:style-name="P2"/>
      <text:p text:style-name="No_20_Spacing"><text:span text:style-name="T1">It is my immense pleasure to recommend one of my best employees Jimmy R. Johnson as an addition to your staff in your organization. His intelligence, diligence, and honesty outweighed any other employee in my pharmacy. He has become an integral member of Rite Aid pharmacy team.</text:span></text:p>
      <text:p text:style-name="P2"/>
      <text:p text:style-name="No_20_Spacing"><text:span text:style-name="T1">Upon meeting Jimmy, you will immediately recognize his engaging demeanor and skilled use of professional communication skills. Our team of thirteen Rite Aid associates quickly recognized the value that Jimmy brought to our pharmacy, and right away he is revered as the ‘go to’ person on our team for engaging and effectively resolving difficult customer service issues. Jimmy’s skilled use of communications coupled with a genuine empathy for customers will carry him far within his career.</text:span></text:p>
      <text:p text:style-name="P2"/>
      <text:p text:style-name="No_20_Spacing"><text:span text:style-name="T1">Jimmy </text:span><text:span text:style-name="T2">is always on time and prepared for work. Every day he is committed to work above and beyond his responsibilities. Jimmy always takes an initiative to seek out additional work assignments, allowing pharmacists to count on him to get the job done right. He routinely demonstrates “team player” behavior. He views individual success as imperative to company team success. Despite being a self-directed learner, he takes an initiative to master unknown task and then teaches others. </text:span><text:span text:style-name="T1">Jimmy’s consistent focus on the task at hand yields high rewards in terms of acquiring new skills. In fact, he has surpassed the abilities of many others on our team. Jimmy uses these acquired skills, then, to teach others on our team, a trait that underscores both his patience and his admiration by our entire staff. </text:span></text:p>
      <text:p text:style-name="P2"/>
      <text:p text:style-name="No_20_Spacing"><text:span text:style-name="T1">In short, I would recommend Jimmy as a trustworthy person who can be relied upon, and he will prove to be a valued colleague at your organization. I welcome any further discussions regarding Jimmy’s character or work experience as an integral part of our team. Please do not hesitate to reach out to me at any time.</text:span></text:p>
      <text:p text:style-name="P2"/>
      <text:p text:style-name="No_20_Spacing"><text:span text:style-name="T1">Regards,</text:span></text:p>
      <text:p text:style-name="P2"/>
      <text:p text:style-name="No_20_Spacing"><text:span text:style-name="T1">Katrina Maroz, PharmD</text:span></text:p>
      <text:p text:style-name="No_20_Spacing"><text:span text:style-name="T1">Pharmacy Manager</text:span></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Hope</meta:initial-creator>
    <dc:creator>Jimmy and Shara Johnson</dc:creator>
    <meta:editing-cycles>12</meta:editing-cycles>
    <meta:creation-date>2017-11-15T06:10:00</meta:creation-date>
    <dc:date>2018-07-14T23:04:08</dc:date>
    <meta:editing-duration>PT9M17S</meta:editing-duration>
    <meta:generator>OpenOffice/4.1.3$Win32 OpenOffice.org_project/413m1$Build-9783</meta:generator>
    <meta:document-statistic meta:table-count="0" meta:image-count="0" meta:object-count="0" meta:page-count="1" meta:paragraph-count="15" meta:word-count="345" meta:character-count="20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